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4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5">discusión/Coment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25T16:16:43.276153188</dc:date>
    <dc:creator>DrPantera </dc:creator>
    <meta:editing-duration>PT15H28M56S</meta:editing-duration>
    <meta:editing-cycles>114</meta:editing-cycles>
    <meta:generator>LibreOffice/4.1.3.2$Linux_X86_64 LibreOffice_project/410m0$Build-2</meta:generator>
    <meta:document-statistic meta:object-count="212"/>
  </office:meta>
</office:document-meta>
</file>